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imSun" svg:font-family="SimSun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18cm" svg:stroke-color="#73ae42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3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212cm" fo:padding-right="0.212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618cm" fo:min-width="2.54cm" fo:padding-top="0.141cm" fo:padding-bottom="0.141cm" fo:padding-left="0.212cm" fo:padding-right="0.212cm"/>
      <style:paragraph-properties style:writing-mode="lr-tb"/>
    </style:style>
    <style:style style:name="gr5" style:family="graphic" style:parent-style-name="standard">
      <style:graphic-properties draw:stroke="none" draw:fill="solid" draw:fill-color="#4271c6" draw:shadow="hidden"/>
    </style:style>
    <style:style style:name="gr6" style:family="graphic" style:parent-style-name="standard">
      <style:graphic-properties draw:stroke="solid" svg:stroke-width="0.026cm" svg:stroke-color="#4271c6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none" draw:fill="none" draw:textarea-vertical-align="middle" fo:min-height="4.40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none" draw:fill="solid" draw:fill-color="#73ae42" draw:shadow="hidden"/>
    </style:style>
    <style:style style:name="gr10" style:family="graphic" style:parent-style-name="standard">
      <style:graphic-properties draw:stroke="solid" svg:stroke-width="0.026cm" svg:stroke-color="#73ae42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draw:fill="none" draw:textarea-vertical-align="middle" fo:min-height="2.41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solid" draw:fill-color="#3faf46" draw:shadow="hidden"/>
    </style:style>
    <style:style style:name="gr13" style:family="graphic" style:parent-style-name="standard">
      <style:graphic-properties draw:stroke="solid" svg:stroke-width="0.026cm" svg:stroke-color="#4271c6" svg:stroke-opacity="100%" draw:stroke-linejoin="round" svg:stroke-linecap="round" draw:fill="none" draw:fill-color="#3faf46" fo:padding-top="0.138cm" fo:padding-bottom="0.138cm" fo:padding-left="0.263cm" fo:padding-right="0.263cm" draw:shadow="hidden"/>
    </style:style>
    <style:style style:name="gr14" style:family="graphic" style:parent-style-name="standard">
      <style:graphic-properties draw:stroke="none" draw:fill="none" draw:fill-color="#3faf46" draw:textarea-vertical-align="middle" fo:min-height="0.918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solid" draw:fill-color="#729fcf" draw:shadow="hidden"/>
    </style:style>
    <style:style style:name="gr16" style:family="graphic" style:parent-style-name="standard">
      <style:graphic-properties draw:stroke="solid" svg:stroke-width="0.026cm" svg:stroke-color="#a5a5a5" svg:stroke-opacity="100%" draw:stroke-linejoin="round" svg:stroke-linecap="round" draw:fill="none" draw:fill-color="#729fcf" fo:padding-top="0.138cm" fo:padding-bottom="0.138cm" fo:padding-left="0.263cm" fo:padding-right="0.263cm" draw:shadow="hidden"/>
    </style:style>
    <style:style style:name="gr17" style:family="graphic" style:parent-style-name="standard">
      <style:graphic-properties draw:stroke="none" draw:fill="none" draw:fill-color="#729fcf" draw:textarea-vertical-align="middle" fo:min-height="0.918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874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solid" draw:fill-color="#ff0000" draw:shadow="hidden"/>
    </style:style>
    <style:style style:name="gr20" style:family="graphic" style:parent-style-name="standard">
      <style:graphic-properties draw:stroke="solid" svg:stroke-width="0.026cm" svg:stroke-color="#73ae42" svg:stroke-opacity="100%" draw:stroke-linejoin="round" svg:stroke-linecap="round" draw:fill="none" draw:fill-color="#ff0000" fo:padding-top="0.138cm" fo:padding-bottom="0.138cm" fo:padding-left="0.263cm" fo:padding-right="0.263cm" draw:shadow="hidden"/>
    </style:style>
    <style:style style:name="gr21" style:family="graphic" style:parent-style-name="standard">
      <style:graphic-properties draw:stroke="none" draw:fill="none" draw:fill-color="#ff0000" draw:textarea-vertical-align="middle" fo:min-height="0.918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fill-color="#3faf46" draw:textarea-horizontal-align="justify" draw:textarea-vertical-align="middle" draw:auto-grow-height="false" fo:min-height="1.872cm" fo:min-width="3.3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42cm" fo:min-width="1.79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12cm" fo:min-width="1.97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88cm" fo:min-width="4.09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696cm" fo:min-width="2.152cm"/>
      <style:paragraph-properties style:writing-mode="lr-tb"/>
    </style:style>
    <style:style style:name="gr27" style:family="graphic" style:parent-style-name="standard">
      <style:graphic-properties draw:fill-color="#f10d0c" draw:textarea-horizontal-align="justify" draw:textarea-vertical-align="middle" draw:auto-grow-height="false" fo:min-height="1.518cm" fo:min-width="2.86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342cm" fo:min-width="3.9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5cm" fo:min-width="1.251cm"/>
    </style:style>
    <style:style style:name="gr30" style:family="graphic" style:parent-style-name="standard">
      <style:graphic-properties draw:textarea-horizontal-align="justify" draw:textarea-vertical-align="middle" draw:auto-grow-height="false" fo:min-height="0.376cm" fo:min-width="1.689cm"/>
    </style:style>
    <style:style style:name="gr31" style:family="graphic" style:parent-style-name="standard">
      <style:graphic-properties draw:textarea-horizontal-align="justify" draw:textarea-vertical-align="middle" draw:auto-grow-height="false" fo:min-height="0.25cm" fo:min-width="3.22cm"/>
    </style:style>
    <style:style style:name="gr32" style:family="graphic" style:parent-style-name="standard">
      <style:graphic-properties draw:textarea-horizontal-align="justify" draw:textarea-vertical-align="middle" draw:auto-grow-height="false" fo:min-height="0.126cm" fo:min-width="2.345cm"/>
    </style:style>
    <style:style style:name="gr33" style:family="graphic" style:parent-style-name="standard">
      <style:graphic-properties draw:fill-color="#3faf46" draw:textarea-horizontal-align="justify" draw:textarea-vertical-align="middle" draw:auto-grow-height="false" fo:min-height="1.164cm" fo:min-width="3.03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812cm" fo:min-width="2.506cm"/>
      <style:paragraph-properties style:writing-mode="lr-tb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0.812cm" fo:min-width="2.152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25cm" fo:min-width="0.814cm"/>
    </style:style>
    <style:style style:name="gr38" style:family="graphic" style:parent-style-name="standard">
      <style:graphic-properties draw:textarea-horizontal-align="justify" draw:textarea-vertical-align="middle" draw:auto-grow-height="false" fo:min-height="0.126cm" fo:min-width="0.814cm"/>
    </style:style>
    <style:style style:name="gr39" style:family="graphic" style:parent-style-name="standard">
      <style:graphic-properties draw:fill-color="#3faf46" draw:textarea-horizontal-align="justify" draw:textarea-vertical-align="middle" draw:auto-grow-height="false" fo:min-height="0.988cm" fo:min-width="2.33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872cm" fo:min-width="3.566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99cm" fo:min-width="1.39cm"/>
    </style:style>
    <style:style style:name="gr42" style:family="graphic" style:parent-style-name="standard">
      <style:graphic-properties draw:textarea-horizontal-align="justify" draw:textarea-vertical-align="middle" draw:auto-grow-height="false" fo:min-height="0.376cm" fo:min-width="1.908cm"/>
    </style:style>
    <style:style style:name="gr43" style:family="graphic" style:parent-style-name="standard">
      <style:graphic-properties draw:textarea-horizontal-align="justify" draw:textarea-vertical-align="middle" draw:auto-grow-height="false" fo:min-height="2.048cm" fo:min-width="4.628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626cm" fo:min-width="1.251cm"/>
    </style:style>
    <style:style style:name="gr45" style:family="graphic" style:parent-style-name="objectwithoutfill">
      <style:graphic-properties svg:stroke-color="#000000" draw:fill="none" draw:textarea-vertical-align="middle"/>
    </style:style>
    <style:style style:name="gr46" style:family="graphic" style:parent-style-name="standard">
      <style:graphic-properties svg:stroke-color="#000000" draw:fill-color="#00a933" draw:textarea-horizontal-align="justify" draw:textarea-vertical-align="middle" draw:auto-grow-height="false" fo:min-height="0.812cm" fo:min-width="1.44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0.988cm" fo:min-width="1.268cm"/>
      <style:paragraph-properties style:writing-mode="lr-tb"/>
    </style:style>
    <style:style style:name="gr49" style:family="graphic" style:parent-style-name="standard">
      <style:graphic-properties svg:stroke-color="#000000" draw:textarea-horizontal-align="justify" draw:textarea-vertical-align="middle" draw:auto-grow-height="false" fo:min-height="0.812cm" fo:min-width="1.092cm"/>
      <style:paragraph-properties style:writing-mode="lr-tb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0cm" fo:min-width="0.376cm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cm" fo:min-width="0.158cm"/>
    </style:style>
    <style:style style:name="gr52" style:family="graphic" style:parent-style-name="standard">
      <style:graphic-properties svg:stroke-color="#000000" draw:textarea-horizontal-align="justify" draw:textarea-vertical-align="middle" draw:auto-grow-height="false" fo:min-height="0.126cm" fo:min-width="0.595cm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0.126cm" fo:min-width="0.193cm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0.086cm" fo:min-width="1.043cm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0.25cm" fo:min-width="0.595cm"/>
    </style:style>
    <style:style style:name="gr56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.376cm"/>
    </style:style>
    <style:style style:name="gr57" style:family="graphic" style:parent-style-name="standard">
      <style:graphic-properties svg:stroke-color="#000000" draw:fill-color="#729fcf" draw:textarea-horizontal-align="justify" draw:textarea-vertical-align="middle" draw:auto-grow-height="false" fo:min-height="0.126cm" fo:min-width="0.813cm"/>
    </style:style>
    <style:style style:name="gr58" style:family="graphic" style:parent-style-name="standard">
      <style:graphic-properties svg:stroke-color="#000000" draw:fill-color="#729fcf" draw:textarea-horizontal-align="justify" draw:textarea-vertical-align="middle" draw:auto-grow-height="false" fo:min-height="0.25cm" fo:min-width="0.596cm"/>
    </style:style>
    <style:style style:name="gr59" style:family="graphic" style:parent-style-name="standard">
      <style:graphic-properties svg:stroke-color="#afd095" draw:fill-color="#ffffff" draw:textarea-horizontal-align="justify" draw:textarea-vertical-align="middle" draw:auto-grow-height="false" fo:min-height="7.75cm" fo:min-width="15cm"/>
    </style:style>
    <style:style style:name="gr6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1" style:family="graphic" style:parent-style-name="standard">
      <style:graphic-properties svg:stroke-color="#2a6099" draw:fill-color="#729fcf" draw:textarea-horizontal-align="justify" draw:textarea-vertical-align="middle" draw:auto-grow-height="false" fo:min-height="1.342cm" fo:min-width="2.33cm"/>
      <style:paragraph-properties style:writing-mode="lr-tb"/>
    </style:style>
    <style:style style:name="gr62" style:family="graphic" style:parent-style-name="standard">
      <style:graphic-properties svg:stroke-color="#2a6099" draw:fill-color="#729fcf" draw:textarea-horizontal-align="justify" draw:textarea-vertical-align="middle" draw:auto-grow-height="false" fo:min-height="1.164cm" fo:min-width="1.976cm"/>
      <style:paragraph-properties style:writing-mode="lr-tb"/>
    </style:style>
    <style:style style:name="gr63" style:family="graphic" style:parent-style-name="standard">
      <style:graphic-properties svg:stroke-color="#2a6099" draw:fill-color="#729fcf" draw:textarea-horizontal-align="justify" draw:textarea-vertical-align="middle" draw:auto-grow-height="false" fo:min-height="0.812cm" fo:min-width="2.33cm"/>
      <style:paragraph-properties style:writing-mode="lr-tb"/>
    </style:style>
    <style:style style:name="gr64" style:family="graphic" style:parent-style-name="standard">
      <style:graphic-properties svg:stroke-color="#2a6099" draw:fill-color="#729fcf" draw:textarea-horizontal-align="justify" draw:textarea-vertical-align="middle" draw:auto-grow-height="false" fo:min-height="0.626cm" fo:min-width="1.515cm"/>
    </style:style>
    <style:style style:name="gr65" style:family="graphic" style:parent-style-name="standard">
      <style:graphic-properties svg:stroke-color="#2a6099" draw:fill-color="#729fcf" draw:textarea-horizontal-align="justify" draw:textarea-vertical-align="middle" draw:auto-grow-height="false" fo:min-height="0.126cm" fo:min-width="0.515cm"/>
    </style:style>
    <style:style style:name="gr66" style:family="graphic" style:parent-style-name="standard">
      <style:graphic-properties svg:stroke-color="#2a6099" draw:fill-color="#729fcf" draw:textarea-horizontal-align="justify" draw:textarea-vertical-align="middle" draw:auto-grow-height="false" fo:min-height="0.126cm" fo:min-width="0.767cm"/>
    </style:style>
    <style:style style:name="gr67" style:family="graphic" style:parent-style-name="objectwithoutfill">
      <style:graphic-properties svg:stroke-color="#000000" draw:fill="none" draw:fill-color="#00a933" draw:textarea-vertical-align="middle"/>
    </style:style>
    <style:style style:name="gr68" style:family="graphic" style:parent-style-name="standard">
      <style:graphic-properties svg:stroke-color="#bbe33d" draw:fill-color="#ffffff" draw:textarea-horizontal-align="justify" draw:textarea-vertical-align="middle" draw:auto-grow-height="false" fo:min-height="6.75cm" fo:min-width="19cm"/>
    </style:style>
    <style:style style:name="gr69" style:family="graphic" style:parent-style-name="standard">
      <style:graphic-properties svg:stroke-color="#2a6099" draw:fill-color="#3faf46" draw:textarea-horizontal-align="justify" draw:textarea-vertical-align="middle" draw:auto-grow-height="false" fo:min-height="1.164cm" fo:min-width="1.62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71" style:family="graphic" style:parent-style-name="standard">
      <style:graphic-properties svg:stroke-color="#2a6099" draw:fill-color="#3faf46" draw:textarea-horizontal-align="justify" draw:textarea-vertical-align="middle" draw:auto-grow-height="false" fo:min-height="0.988cm" fo:min-width="1.268cm"/>
      <style:paragraph-properties style:writing-mode="lr-tb"/>
    </style:style>
    <style:style style:name="gr72" style:family="graphic" style:parent-style-name="standard">
      <style:graphic-properties svg:stroke-color="#2a6099" draw:fill-color="#729fcf" draw:textarea-horizontal-align="justify" draw:textarea-vertical-align="middle" draw:auto-grow-height="false" fo:min-height="0.634cm" fo:min-width="0.738cm"/>
      <style:paragraph-properties style:writing-mode="lr-tb"/>
    </style:style>
    <style:style style:name="gr73" style:family="graphic" style:parent-style-name="standard">
      <style:graphic-properties svg:stroke-color="#2a6099" draw:fill-color="#729fcf" draw:textarea-horizontal-align="justify" draw:textarea-vertical-align="middle" draw:auto-grow-height="false" fo:min-height="0.634cm" fo:min-width="0.914cm"/>
      <style:paragraph-properties style:writing-mode="lr-tb"/>
    </style:style>
    <style:style style:name="gr74" style:family="graphic" style:parent-style-name="standard">
      <style:graphic-properties svg:stroke-color="#2a6099" draw:fill-color="#729fcf" draw:textarea-horizontal-align="justify" draw:textarea-vertical-align="middle" draw:auto-grow-height="false" fo:min-height="0.812cm" fo:min-width="0.914cm"/>
      <style:paragraph-properties style:writing-mode="lr-tb"/>
    </style:style>
    <style:style style:name="gr75" style:family="graphic" style:parent-style-name="standard">
      <style:graphic-properties svg:stroke-color="#2a6099" draw:fill-color="#729fcf" draw:textarea-horizontal-align="justify" draw:textarea-vertical-align="middle" draw:auto-grow-height="false" fo:min-height="0.988cm" fo:min-width="1.446cm"/>
      <style:paragraph-properties style:writing-mode="lr-tb"/>
    </style:style>
    <style:style style:name="gr76" style:family="graphic" style:parent-style-name="standard">
      <style:graphic-properties svg:stroke-color="#2a6099" draw:fill-color="#729fcf" draw:textarea-horizontal-align="justify" draw:textarea-vertical-align="middle" draw:auto-grow-height="false" fo:min-height="0.988cm" fo:min-width="1.268cm"/>
      <style:paragraph-properties style:writing-mode="lr-tb"/>
    </style:style>
    <style:style style:name="gr77" style:family="graphic" style:parent-style-name="standard">
      <style:graphic-properties svg:stroke-color="#2a6099" draw:fill-color="#729fcf" draw:textarea-horizontal-align="justify" draw:textarea-vertical-align="middle" draw:auto-grow-height="false" fo:min-height="0.812cm" fo:min-width="1.268cm"/>
      <style:paragraph-properties style:writing-mode="lr-tb"/>
    </style:style>
    <style:style style:name="gr78" style:family="graphic" style:parent-style-name="standard">
      <style:graphic-properties svg:stroke-color="#2a6099" draw:fill-color="#729fcf" draw:textarea-horizontal-align="justify" draw:textarea-vertical-align="middle" draw:auto-grow-height="false" fo:min-height="0.078cm" fo:min-width="1.296cm"/>
    </style:style>
    <style:style style:name="gr79" style:family="graphic" style:parent-style-name="standard">
      <style:graphic-properties svg:stroke-color="#2a6099" draw:fill-color="#729fcf" draw:textarea-horizontal-align="justify" draw:textarea-vertical-align="middle" draw:auto-grow-height="false" fo:min-height="0.25cm" fo:min-width="1.689cm"/>
    </style:style>
    <style:style style:name="gr80" style:family="graphic" style:parent-style-name="standard">
      <style:graphic-properties svg:stroke-color="#2a6099" draw:fill-color="#729fcf" draw:textarea-horizontal-align="justify" draw:textarea-vertical-align="middle" draw:auto-grow-height="false" fo:min-height="0.126cm" fo:min-width="3.005cm"/>
    </style:style>
    <style:style style:name="gr81" style:family="graphic" style:parent-style-name="standard">
      <style:graphic-properties svg:stroke-color="#2a6099" draw:fill-color="#729fcf" draw:textarea-horizontal-align="justify" draw:textarea-vertical-align="middle" draw:auto-grow-height="false" fo:min-height="0.25cm" fo:min-width="1.97cm"/>
    </style:style>
    <style:style style:name="gr82" style:family="graphic" style:parent-style-name="standard">
      <style:graphic-properties svg:stroke-color="#2a6099" draw:fill-color="#729fcf" draw:textarea-horizontal-align="justify" draw:textarea-vertical-align="middle" draw:auto-grow-height="false" fo:min-height="0.223cm" fo:min-width="1.907cm"/>
    </style:style>
    <style:style style:name="gr83" style:family="graphic" style:parent-style-name="standard">
      <style:graphic-properties svg:stroke-color="#2a6099" draw:fill-color="#729fcf" draw:textarea-horizontal-align="justify" draw:textarea-vertical-align="middle" draw:auto-grow-height="false" fo:min-height="0cm" fo:min-width="0.882cm"/>
    </style:style>
    <style:style style:name="gr84" style:family="graphic" style:parent-style-name="standard">
      <style:graphic-properties svg:stroke-color="#2a6099" draw:fill-color="#729fcf" draw:textarea-horizontal-align="justify" draw:textarea-vertical-align="middle" draw:auto-grow-height="false" fo:min-height="0.026cm" fo:min-width="0.307cm"/>
    </style:style>
    <style:style style:name="gr85" style:family="graphic" style:parent-style-name="standard">
      <style:graphic-properties svg:stroke-color="#2a6099" draw:fill-color="#729fcf" draw:textarea-horizontal-align="justify" draw:textarea-vertical-align="middle" draw:auto-grow-height="false" fo:min-height="0cm" fo:min-width="0.594cm"/>
    </style:style>
    <style:style style:name="gr86" style:family="graphic" style:parent-style-name="objectwithoutfill">
      <style:graphic-properties svg:stroke-color="#000000" draw:fill="none" draw:fill-color="#000000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4271c6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73ae42"/>
    </style:style>
    <style:style style:name="P8" style:family="paragraph">
      <loext:graphic-properties draw:fill="solid" draw:fill-color="#3faf46"/>
    </style:style>
    <style:style style:name="P9" style:family="paragraph">
      <loext:graphic-properties draw:fill="none" draw:fill-color="#3faf46"/>
    </style:style>
    <style:style style:name="P10" style:family="paragraph">
      <loext:graphic-properties draw:fill="none" draw:fill-color="#3faf46"/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solid" draw:fill-color="#729fcf"/>
    </style:style>
    <style:style style:name="P12" style:family="paragraph">
      <loext:graphic-properties draw:fill="none" draw:fill-color="#729fcf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20%" fo:text-align="center" fo:text-indent="0cm"/>
    </style:style>
    <style:style style:name="P14" style:family="paragraph">
      <loext:graphic-properties draw:fill="solid" draw:fill-color="#ff0000"/>
    </style:style>
    <style:style style:name="P15" style:family="paragraph">
      <loext:graphic-properties draw:fill="none" draw:fill-color="#ff0000"/>
    </style:style>
    <style:style style:name="P16" style:family="paragraph">
      <loext:graphic-properties draw:fill="none" draw:fill-color="#ff0000"/>
      <style:paragraph-properties fo:margin-left="0cm" fo:margin-right="0cm" fo:margin-top="0cm" fo:margin-bottom="0cm" fo:line-height="120%" fo:text-align="center" fo:text-indent="0cm"/>
    </style:style>
    <style:style style:name="P17" style:family="paragraph">
      <style:paragraph-properties fo:text-align="center"/>
    </style:style>
    <style:style style:name="P18" style:family="paragraph">
      <loext:graphic-properties draw:fill-color="#3faf46"/>
      <style:paragraph-properties fo:text-align="center"/>
    </style:style>
    <style:style style:name="P19" style:family="paragraph">
      <loext:graphic-properties draw:fill-color="#f10d0c"/>
      <style:paragraph-properties fo:text-align="center"/>
    </style:style>
    <style:style style:name="P20" style:family="paragraph">
      <loext:graphic-properties draw:fill-color="#729fcf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00a933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00a933"/>
      <style:paragraph-properties fo:text-align="center"/>
    </style:style>
    <style:style style:name="P26" style:family="paragraph">
      <loext:graphic-properties draw:fill="none" draw:fill-color="#000000"/>
      <style:paragraph-properties fo:text-align="center"/>
    </style:style>
    <style:style style:name="T1" style:family="text">
      <style:text-properties fo:color="#73ae42" loext:opacity="100%" style:font-name="SimSun" fo:font-size="20pt" style:font-name-asian="SimSun" style:font-size-asian="20pt" style:font-name-complex="SimSun" style:font-size-complex="20pt" style:text-scale="110%"/>
    </style:style>
    <style:style style:name="T2" style:family="text">
      <style:text-properties fo:color="#000000" loext:opacity="100%" style:font-name="SimSun" fo:font-size="12pt" style:font-name-asian="SimSun" style:font-size-asian="12pt" style:font-name-complex="SimSun" style:font-size-complex="12pt"/>
    </style:style>
    <style:style style:name="T3" style:family="text">
      <style:text-properties fo:color="#000000" loext:opacity="100%" style:font-name="SimSun" fo:font-size="14pt" style:font-name-asian="SimSun" style:font-size-asian="14pt" style:font-name-complex="SimSun" style:font-size-complex="14pt"/>
    </style:style>
    <style:style style:name="T4" style:family="text">
      <style:text-properties fo:color="#000000" loext:opacity="100%" style:font-name="SimSun" fo:font-size="10.5pt" style:font-name-asian="SimSun" style:font-size-asian="10.5pt" style:font-name-complex="SimSun" style:font-size-complex="10.5pt"/>
    </style:style>
    <style:style style:name="T5" style:family="text">
      <style:text-properties fo:color="#000000" loext:opacity="100%" style:font-name="SimSun" fo:font-size="18pt" style:font-name-asian="SimSun" style:font-size-asian="18pt" style:font-name-complex="SimSun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�" draw:style-name="dp1" draw:master-page-name="PM0">
        <draw:g>
          <draw:polygon draw:style-name="gr1" draw:text-style-name="P1" draw:layer="layout" svg:width="76.93cm" svg:height="55.7cm" svg:x="1.569cm" svg:y="57.299cm" svg:viewBox="0 0 76931 55701" draw:points="0,55701 38465,55701 76931,55701 76931,0 38465,0 0,0">
            <text:p/>
          </draw:polygon>
          <draw:polygon draw:style-name="gr2" draw:text-style-name="P2" draw:layer="layout" svg:width="76.93cm" svg:height="55.7cm" svg:x="1.569cm" svg:y="57.299cm" svg:viewBox="0 0 76931 55701" draw:points="0,55701 38465,55701 76931,55701 76931,0 38465,0 0,0">
            <text:p/>
          </draw:polygon>
        </draw:g>
        <draw:g>
          <draw:polygon draw:style-name="gr1" draw:text-style-name="P1" draw:layer="layout" svg:width="62.937cm" svg:height="49.097cm" draw:transform="skewX (-0.0378736447682769) rotate (-0.0376991118430781) translate (9.09909505959325cm 61.246991017569cm)" svg:viewBox="0 0 62938 49098" draw:points="0,49098 31468,49096 62937,49095 62938,0 31469,1 1,2">
            <text:p/>
          </draw:polygon>
          <draw:polygon draw:style-name="gr2" draw:text-style-name="P2" draw:layer="layout" svg:width="62.937cm" svg:height="49.097cm" draw:transform="skewX (-0.0378736447682769) rotate (-0.0376991118430781) translate (9.09909505959325cm 61.246991017569cm)" svg:viewBox="0 0 62938 49098" draw:points="0,49098 31468,49096 62937,49095 62938,0 31469,1 1,2">
            <text:p/>
          </draw:polygon>
        </draw:g>
        <draw:frame draw:style-name="gr3" draw:text-style-name="P2" draw:layer="layout" svg:width="63.875cm" svg:height="1.979cm" svg:x="9.875cm" svg:y="62.5cm">
          <draw:text-box>
            <text:p text:style-name="P3"><text:span text:style-name="T1">Пример </text:span></text:p>
            <text:p text:style-name="P3"><text:span text:style-name="T1">использования</text:span></text:p>
          </draw:text-box>
        </draw:frame>
        <draw:g>
          <draw:polygon draw:style-name="gr1" draw:text-style-name="P1" draw:layer="layout" svg:width="17.484cm" svg:height="17.725cm" svg:x="20.75cm" svg:y="63.024cm" svg:viewBox="0 0 17485 17726" draw:points="0,17726 8742,17726 17485,17726 17485,0 8742,0 0,0">
            <text:p/>
          </draw:polygon>
          <draw:polygon draw:style-name="gr2" draw:text-style-name="P2" draw:layer="layout" svg:width="17.484cm" svg:height="17.725cm" svg:x="20.75cm" svg:y="63.024cm" svg:viewBox="0 0 17485 17726" draw:points="0,17726 8742,17726 17485,17726 17485,0 8742,0 0,0">
            <text:p/>
          </draw:polygon>
        </draw:g>
        <draw:frame draw:style-name="gr3" draw:text-style-name="P2" draw:layer="layout" svg:width="13.804cm" svg:height="1.979cm" svg:x="20.446cm" svg:y="64.521cm">
          <draw:text-box>
            <text:p text:style-name="P3"><text:span text:style-name="T1">Система авторизации</text:span></text:p>
          </draw:text-box>
        </draw:frame>
        <draw:g>
          <draw:polygon draw:style-name="gr1" draw:text-style-name="P1" draw:layer="layout" svg:width="12.582cm" svg:height="7.425cm" svg:x="28.917cm" svg:y="81.425cm" svg:viewBox="0 0 12583 7426" draw:points="0,7426 6292,7426 12583,7426 12583,0 6292,0 0,0">
            <text:p/>
          </draw:polygon>
          <draw:polygon draw:style-name="gr2" draw:text-style-name="P2" draw:layer="layout" svg:width="12.582cm" svg:height="7.425cm" svg:x="28.917cm" svg:y="81.425cm" svg:viewBox="0 0 12583 7426" draw:points="0,7426 6292,7426 12583,7426 12583,0 6292,0 0,0">
            <text:p/>
          </draw:polygon>
        </draw:g>
        <draw:frame draw:style-name="gr4" draw:text-style-name="P2" draw:layer="layout" svg:width="11.925cm" svg:height="0.9cm" svg:x="28.917cm" svg:y="81.425cm">
          <draw:text-box>
            <text:p text:style-name="P3"><text:span text:style-name="T2">Система регистрации</text:span></text:p>
          </draw:text-box>
        </draw:frame>
        <draw:g>
          <draw:polygon draw:style-name="gr1" draw:text-style-name="P1" draw:layer="layout" svg:width="18.999cm" svg:height="10.499cm" svg:x="14.25cm" svg:y="100cm" svg:viewBox="0 0 19000 10500" draw:points="0,10500 9499,10500 19000,10500 19000,0 9499,0 0,0">
            <text:p/>
          </draw:polygon>
          <draw:polygon draw:style-name="gr2" draw:text-style-name="P2" draw:layer="layout" svg:width="18.999cm" svg:height="10.499cm" svg:x="14.25cm" svg:y="100cm" svg:viewBox="0 0 19000 10500" draw:points="0,10500 9499,10500 19000,10500 19000,0 9499,0 0,0">
            <text:p/>
          </draw:polygon>
        </draw:g>
        <draw:frame draw:style-name="gr4" draw:text-style-name="P2" draw:layer="layout" svg:width="12.3cm" svg:height="1.804cm" svg:x="14.25cm" svg:y="100cm">
          <draw:text-box>
            <text:p text:style-name="P3"><text:span text:style-name="T2">Система интеграции</text:span></text:p>
            <text:p text:style-name="P3"><text:span text:style-name="T2">внутриигрового</text:span></text:p>
            <text:p text:style-name="P3"><text:span text:style-name="T2">процесса </text:span></text:p>
          </draw:text-box>
        </draw:frame>
        <draw:g>
          <draw:polygon draw:style-name="gr1" draw:text-style-name="P1" draw:layer="layout" svg:width="13.804cm" svg:height="7.425cm" svg:x="41.926cm" svg:y="87.212cm" svg:viewBox="0 0 13805 7426" draw:points="0,7426 6902,7426 13805,7426 13805,0 6902,0 0,0">
            <text:p/>
          </draw:polygon>
          <draw:polygon draw:style-name="gr2" draw:text-style-name="P2" draw:layer="layout" svg:width="13.804cm" svg:height="7.425cm" svg:x="41.926cm" svg:y="87.212cm" svg:viewBox="0 0 13805 7426" draw:points="0,7426 6902,7426 13805,7426 13805,0 6902,0 0,0">
            <text:p/>
          </draw:polygon>
        </draw:g>
        <draw:frame draw:style-name="gr4" draw:text-style-name="P2" draw:layer="layout" svg:width="13.804cm" svg:height="1.804cm" svg:x="42cm" svg:y="87cm">
          <draw:text-box>
            <text:p text:style-name="P3"><text:span text:style-name="T2">Фильтрация</text:span></text:p>
            <text:p text:style-name="P3"><text:span text:style-name="T2">и просмотр</text:span></text:p>
            <text:p text:style-name="P3"><text:span text:style-name="T2">заявок</text:span></text:p>
          </draw:text-box>
        </draw:frame>
        <draw:g>
          <draw:polygon draw:style-name="gr1" draw:text-style-name="P1" draw:layer="layout" svg:width="10.702cm" svg:height="7.499cm" svg:x="9.547cm" svg:y="70.5cm" svg:viewBox="0 0 10703 7500" draw:points="0,7500 5352,7500 10703,7500 10703,0 5352,0 0,0">
            <text:p/>
          </draw:polygon>
          <draw:polygon draw:style-name="gr2" draw:text-style-name="P2" draw:layer="layout" svg:width="10.702cm" svg:height="7.499cm" svg:x="9.547cm" svg:y="70.5cm" svg:viewBox="0 0 10703 7500" draw:points="0,7500 5352,7500 10703,7500 10703,0 5352,0 0,0">
            <text:p/>
          </draw:polygon>
        </draw:g>
        <draw:g>
          <draw:g>
            <draw:path draw:style-name="gr5" draw:text-style-name="P4" draw:layer="layout" svg:width="1.226cm" svg:height="2.5cm" svg:x="7.274cm" svg:y="87.809cm" svg:viewBox="0 0 1227 2501" svg:d="M244 2501v-1250 499h-244v-1000l122-124h982l123 124v1000h-245v-499 1250h-368v-1000 1000zM868 249c0 44-12 87-34 125-23 38-55 69-93 91-39 22-83 33-127 33-45 0-89-11-128-33s-70-53-93-91c-22-38-34-81-34-125s12-87 34-124c23-38 54-70 93-92 39-21 83-33 128-33 44 0 88 12 127 33 38 22 70 54 93 92 22 37 34 80 34 124z">
              <text:p/>
            </draw:path>
            <draw:path draw:style-name="gr6" draw:text-style-name="P2" draw:layer="layout" svg:width="1.476cm" svg:height="2.5cm" svg:x="7.25cm" svg:y="87.709cm" svg:viewBox="0 0 1477 2501" svg:d="M294 2501v-1250 499h-294v-1000l146-124h1183l148 124v1000h-295v-499 1250h-443v-1000 1000zM1045 249c0 44-15 87-42 125s-65 69-112 91c-46 22-99 33-152 33-54 0-107-11-154-33-46-22-85-53-112-91s-41-81-41-125 14-87 41-124c27-38 66-70 112-92 47-21 100-33 154-33 53 0 106 12 152 33 47 22 85 54 112 92 27 37 42 80 42 124z">
              <text:p/>
            </draw:path>
          </draw:g>
          <draw:frame draw:style-name="gr7" draw:text-style-name="P6" draw:layer="layout" svg:width="6.493cm" svg:height="4.69cm" svg:x="2.257cm" svg:y="88.81cm">
            <draw:text-box>
              <text:p text:style-name="P5"><text:span text:style-name="T3">Пользователь</text:span></text:p>
            </draw:text-box>
          </draw:frame>
        </draw:g>
        <draw:line draw:style-name="gr8" draw:text-style-name="P2" draw:layer="layout" svg:x1="8.75cm" svg:y1="89cm" svg:x2="30.458cm" svg:y2="77.556cm">
          <text:p/>
        </draw:line>
        <draw:line draw:style-name="gr8" draw:text-style-name="P2" draw:layer="layout" svg:x1="8.75cm" svg:y1="89.25cm" svg:x2="31.5cm" svg:y2="85.853cm">
          <text:p/>
        </draw:line>
        <draw:polygon draw:style-name="gr8" draw:text-style-name="P2" draw:layer="layout" svg:width="0cm" svg:height="0cm" svg:x="33.293cm" svg:y="85.588cm" svg:viewBox="0 0 0 0" draw:points="0,0">
          <text:p/>
        </draw:polygon>
        <draw:g>
          <draw:g>
            <draw:path draw:style-name="gr9" draw:text-style-name="P7" draw:layer="layout" svg:width="1.2cm" svg:height="2.5cm" svg:x="75.875cm" svg:y="88cm" svg:viewBox="0 0 1201 2501" svg:d="M239 2501v-1250 500h-239v-1001l119-125h962l120 125v1001h-240v-500 1250h-361v-1000 1000zM850 250c0 43-11 86-33 124s-53 69-91 91-81 33-125 33-87-11-125-33-69-53-91-91-33-81-33-125 11-87 33-124c22-38 53-70 91-92 38-21 81-33 124-33h1c44 0 87 12 125 33 38 22 69 54 91 92 22 37 33 80 33 124z">
              <text:p/>
            </draw:path>
            <draw:path draw:style-name="gr10" draw:text-style-name="P2" draw:layer="layout" svg:width="1.2cm" svg:height="2.5cm" svg:x="75.875cm" svg:y="88cm" svg:viewBox="0 0 1201 2501" svg:d="M239 2501v-1250 500h-239v-1001l119-125h962l120 125v1001h-240v-500 1250h-361v-1000 1000zM850 250c0 43-11 86-33 124s-53 69-91 91-81 33-125 33-87-11-125-33-69-53-91-91-33-81-33-125 11-87 33-124c22-38 53-70 91-92 38-21 81-33 124-33h1c44 0 87 12 125 33 38 22 69 54 91 92 22 37 33 80 33 124z">
              <text:p/>
            </draw:path>
          </draw:g>
          <draw:frame draw:style-name="gr11" draw:text-style-name="P6" draw:layer="layout" svg:width="4.705cm" svg:height="2.692cm" svg:x="74.045cm" svg:y="90.383cm">
            <draw:text-box>
              <text:p text:style-name="P5"><text:span text:style-name="T2">Администратор</text:span></text:p>
            </draw:text-box>
          </draw:frame>
        </draw:g>
        <draw:line draw:style-name="gr8" draw:text-style-name="P2" draw:layer="layout" svg:x1="8.75cm" svg:y1="90.25cm" svg:x2="26.734cm" svg:y2="102.341cm">
          <text:p/>
        </draw:line>
        <draw:polygon draw:style-name="gr8" draw:text-style-name="P2" draw:layer="layout" svg:width="0cm" svg:height="0cm" svg:x="54.26cm" svg:y="97.437cm" svg:viewBox="0 0 0 0" draw:points="0,0">
          <text:p/>
        </draw:polygon>
        <draw:polygon draw:style-name="gr8" draw:text-style-name="P2" draw:layer="layout" svg:width="0cm" svg:height="0cm" svg:x="26.711cm" svg:y="112.05cm" svg:viewBox="0 0 0 0" draw:points="0,0">
          <text:p/>
        </draw:polygon>
        <draw:polygon draw:style-name="gr8" draw:text-style-name="P2" draw:layer="layout" svg:width="0cm" svg:height="0cm" svg:x="30.452cm" svg:y="105.4cm" svg:viewBox="0 0 0 0" draw:points="0,0">
          <text:p/>
        </draw:polygon>
        <draw:line draw:style-name="gr8" draw:text-style-name="P2" draw:layer="layout" svg:x1="32.913cm" svg:y1="77.433cm" svg:x2="75.831cm" svg:y2="89.014cm">
          <text:p/>
        </draw:line>
        <draw:g>
          <draw:g>
            <draw:path draw:style-name="gr12" draw:text-style-name="P8" draw:layer="layout" svg:width="3.999cm" svg:height="1.2cm" svg:x="46.93cm" svg:y="90.531cm" svg:viewBox="0 0 4000 1201" svg:d="M4000 601v-1c0 106-92 209-268 301-175 91-428 167-732 220-304 52-649 80-1000 80s-696-28-1000-80c-304-53-557-129-732-220-176-92-268-195-268-301 0-105 92-208 268-300 175-91 428-167 732-220 304-52 648-80 999-80h1c351 0 696 28 1000 80 304 53 557 129 732 220 176 92 268 195 268 300z">
              <text:p/>
            </draw:path>
            <draw:path draw:style-name="gr13" draw:text-style-name="P9" draw:layer="layout" svg:width="3.999cm" svg:height="1.2cm" svg:x="46.93cm" svg:y="90.531cm" svg:viewBox="0 0 4000 1201" svg:d="M4000 601v-1c0 106-92 209-268 301-175 91-428 167-732 220-304 52-649 80-1000 80s-696-28-1000-80c-304-53-557-129-732-220-176-92-268-195-268-301 0-105 92-208 268-300 175-91 428-167 732-220 304-52 648-80 999-80h1c351 0 696 28 1000 80 304 53 557 129 732 220 176 92 268 195 268 300z">
              <text:p/>
            </draw:path>
          </draw:g>
          <draw:frame draw:style-name="gr14" draw:text-style-name="P10" draw:layer="layout" svg:width="4cm" svg:height="1.297cm" svg:x="46.93cm" svg:y="90.483cm">
            <draw:text-box>
              <text:p text:style-name="P5"><text:span text:style-name="T2">Лента заявок</text:span></text:p>
            </draw:text-box>
          </draw:frame>
        </draw:g>
        <draw:polygon draw:style-name="gr8" draw:text-style-name="P2" draw:layer="layout" svg:width="0cm" svg:height="0cm" svg:x="48.93cm" svg:y="91.131cm" svg:viewBox="0 0 0 0" draw:points="0,0">
          <text:p/>
        </draw:polygon>
        <draw:g>
          <draw:g>
            <draw:path draw:style-name="gr15" draw:text-style-name="P11" draw:layer="layout" svg:width="3.999cm" svg:height="1.199cm" svg:x="46.75cm" svg:y="88.3cm" svg:viewBox="0 0 4000 1200" svg:d="M4000 600c0 105-92 209-268 300-175 91-428 167-732 220-304 52-649 80-1000 80s-696-28-1000-80c-304-53-557-129-732-220-176-91-268-195-268-300s92-209 268-300c175-91 428-167 732-220 304-52 648-80 999-80h1c351 0 696 28 1000 80 304 53 557 129 732 220 176 91 268 195 268 300z">
              <text:p/>
            </draw:path>
            <draw:path draw:style-name="gr16" draw:text-style-name="P12" draw:layer="layout" svg:width="3.999cm" svg:height="1.199cm" svg:x="46.75cm" svg:y="88.3cm" svg:viewBox="0 0 4000 1200" svg:d="M4000 600c0 105-92 209-268 300-175 91-428 167-732 220-304 52-649 80-1000 80s-696-28-1000-80c-304-53-557-129-732-220-176-91-268-195-268-300s92-209 268-300c175-91 428-167 732-220 304-52 648-80 999-80h1c351 0 696 28 1000 80 304 53 557 129 732 220 176 91 268 195 268 300z">
              <text:p/>
            </draw:path>
          </draw:g>
          <draw:frame draw:style-name="gr17" draw:text-style-name="P13" draw:layer="layout" svg:width="4cm" svg:height="1.2cm" svg:x="46.75cm" svg:y="88.3cm">
            <draw:text-box>
              <text:p text:style-name="P5"><text:span text:style-name="T4">Фильтрация</text:span></text:p>
            </draw:text-box>
          </draw:frame>
        </draw:g>
        <draw:g>
          <draw:g>
            <draw:path draw:style-name="gr15" draw:text-style-name="P11" draw:layer="layout" svg:width="3.999cm" svg:height="1.2cm" svg:x="50.75cm" svg:y="92.299cm" svg:viewBox="0 0 4000 1201" svg:d="M4000 601v-1c0 106-92 209-268 301-175 91-428 167-732 220-304 52-649 80-1000 80s-696-28-1000-80c-304-53-557-129-732-220-176-92-268-195-268-301 0-105 92-208 268-300 175-91 428-167 732-220 304-52 648-80 999-80h1c351 0 696 28 1000 80 304 53 557 129 732 220 176 92 268 195 268 300z">
              <text:p/>
            </draw:path>
            <draw:path draw:style-name="gr16" draw:text-style-name="P12" draw:layer="layout" svg:width="3.999cm" svg:height="1.2cm" svg:x="50.75cm" svg:y="92.299cm" svg:viewBox="0 0 4000 1201" svg:d="M4000 601v-1c0 106-92 209-268 301-175 91-428 167-732 220-304 52-649 80-1000 80s-696-28-1000-80c-304-53-557-129-732-220-176-92-268-195-268-301 0-105 92-208 268-300 175-91 428-167 732-220 304-52 648-80 999-80h1c351 0 696 28 1000 80 304 53 557 129 732 220 176 92 268 195 268 300z">
              <text:p/>
            </draw:path>
          </draw:g>
          <draw:frame draw:style-name="gr17" draw:text-style-name="P13" draw:layer="layout" svg:width="4cm" svg:height="1.2cm" svg:x="50.75cm" svg:y="92.298cm">
            <draw:text-box>
              <text:p text:style-name="P5"><text:span text:style-name="T4">Переход</text:span><text:span text:style-name="T4"><text:line-break/></text:span><text:span text:style-name="T4">в чат</text:span></text:p>
            </draw:text-box>
          </draw:frame>
        </draw:g>
        <draw:line draw:style-name="gr8" draw:text-style-name="P2" draw:layer="layout" svg:x1="9cm" svg:y1="89.5cm" svg:x2="46.957cm" svg:y2="91.035cm">
          <text:p/>
        </draw:line>
        <draw:line draw:style-name="gr8" draw:text-style-name="P2" draw:layer="layout" svg:x1="50.876cm" svg:y1="90.994cm" svg:x2="75.831cm" svg:y2="89.218cm">
          <text:p/>
        </draw:line>
        <draw:g>
          <draw:g>
            <draw:path draw:style-name="gr5" draw:text-style-name="P4" draw:layer="layout" svg:width="1.266cm" svg:height="2.5cm" svg:x="6.205cm" svg:y="94.122cm" svg:viewBox="0 0 1267 2501" svg:d="M252 2501v-1250 499h-252v-1000l126-125h1015l126 125v1000h-253v-499 1250h-380v-1000 1000zM897 250c0 44-13 87-36 125s-56 70-96 92-85 33-131 33-92-11-132-33-72-54-96-92c-23-38-36-81-36-125s13-87 36-125c24-38 56-70 96-91 40-22 86-34 132-34 46 0 91 12 131 34 40 21 73 53 96 91s36 81 36 125z">
              <text:p/>
            </draw:path>
            <draw:path draw:style-name="gr6" draw:text-style-name="P2" draw:layer="layout" svg:width="1.266cm" svg:height="2.5cm" svg:x="6.205cm" svg:y="94.122cm" svg:viewBox="0 0 1267 2501" svg:d="M252 2501v-1250 499h-252v-1000l126-125h1015l126 125v1000h-253v-499 1250h-380v-1000 1000zM897 250c0 44-13 87-36 125s-56 70-96 92-85 33-131 33-92-11-132-33-72-54-96-92c-23-38-36-81-36-125s13-87 36-125c24-38 56-70 96-91 40-22 86-34 132-34 46 0 91 12 131 34 40 21 73 53 96 91s36 81 36 125z">
              <text:p/>
            </draw:path>
          </draw:g>
          <draw:frame draw:style-name="gr18" draw:text-style-name="P6" draw:layer="layout" svg:width="3.602cm" svg:height="2.156cm" svg:x="5.224cm" svg:y="96.022cm">
            <draw:text-box>
              <text:p text:style-name="P5"><text:span text:style-name="T5">Гость</text:span></text:p>
            </draw:text-box>
          </draw:frame>
        </draw:g>
        <draw:g>
          <draw:g>
            <draw:path draw:style-name="gr19" draw:text-style-name="P14" draw:layer="layout" svg:width="3.999cm" svg:height="1.2cm" svg:x="43.43cm" svg:y="92.65cm" svg:viewBox="0 0 4000 1201" svg:d="M4000 601v-1c0 106-92 209-268 301-175 91-428 167-732 220-304 52-649 80-1000 80s-696-28-1000-80c-304-53-557-129-732-220-176-92-268-195-268-301 0-105 92-208 268-300 175-91 428-167 732-220 304-52 648-80 999-80h1c351 0 696 28 1000 80 304 53 557 129 732 220 176 92 268 195 268 300z">
              <text:p/>
            </draw:path>
            <draw:path draw:style-name="gr20" draw:text-style-name="P15" draw:layer="layout" svg:width="3.999cm" svg:height="1.2cm" svg:x="43.43cm" svg:y="92.65cm" svg:viewBox="0 0 4000 1201" svg:d="M4000 601v-1c0 106-92 209-268 301-175 91-428 167-732 220-304 52-649 80-1000 80s-696-28-1000-80c-304-53-557-129-732-220-176-92-268-195-268-301 0-105 92-208 268-300 175-91 428-167 732-220 304-52 648-80 999-80h1c351 0 696 28 1000 80 304 53 557 129 732 220 176 92 268 195 268 300z">
              <text:p/>
            </draw:path>
          </draw:g>
          <draw:frame draw:style-name="gr21" draw:text-style-name="P16" draw:layer="layout" svg:width="4cm" svg:height="1.297cm" svg:x="43.43cm" svg:y="92.602cm">
            <draw:text-box>
              <text:p text:style-name="P5"><text:span text:style-name="T2">Просмотр</text:span></text:p>
              <text:p text:style-name="P5"><text:span text:style-name="T2">заявки</text:span></text:p>
            </draw:text-box>
          </draw:frame>
        </draw:g>
        <draw:path draw:style-name="gr8" draw:text-style-name="P2" draw:layer="layout" svg:width="35.475cm" svg:height="2.373cm" svg:x="8cm" svg:y="93.376cm" svg:viewBox="0 0 35476 2374" svg:d="M0 2374l8025-538c0-2 0-4 0-6 0-15 4-32 11-45 9-14 19-25 33-33 13-8 28-12 43-12s30 4 44 12c13 8 24 19 31 33 8 12 12 25 12 39l10984-735c0-1 0-3 0-5 0-16 5-32 12-46 7-13 19-25 31-32 14-8 29-12 44-12 16 0 31 4 44 12 13 7 25 19 32 32 6 12 10 26 11 39l16119-1077">
          <text:p/>
        </draw:path>
        <draw:polygon draw:style-name="gr8" draw:text-style-name="P2" draw:layer="layout" svg:width="0cm" svg:height="0cm" svg:x="59.43cm" svg:y="77.484cm" svg:viewBox="0 0 0 0" draw:points="0,0">
          <text:p/>
        </draw:polygon>
        <draw:custom-shape draw:style-name="gr22" draw:text-style-name="P18" draw:layer="layout" svg:width="5.5cm" svg:height="3cm" svg:x="28.5cm" svg:y="74.75cm">
          <text:p text:style-name="P17">Система</text:p>
          <text:p text:style-name="P17">авторизации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3.25cm" svg:height="2.25cm" svg:x="28.25cm" svg:y="70.25cm">
          <text:p text:style-name="P17"><text:span text:style-name="T6">Ввод логин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3.5cm" svg:height="1.5cm" svg:x="23.75cm" svg:y="70.5cm">
          <text:p text:style-name="P17"><text:span text:style-name="T7">Ввод парол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6.5cm" svg:height="1.75cm" svg:x="20.5cm" svg:y="73.75cm">
          <text:p text:style-name="P17"><text:span text:style-name="T7">Подтверждение входа</text:span></text:p>
          <text:p text:style-name="P17"><text:span text:style-name="T7">в аккаун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3.75cm" svg:height="2.75cm" svg:x="22.25cm" svg:y="77.5cm">
          <text:p text:style-name="P17"><text:span text:style-name="T7">Remember me </text:span></text:p>
          <text:p text:style-name="P17"><text:span text:style-name="T7">аутентифик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4.75cm" svg:height="2.5cm" svg:x="33cm" svg:y="71.5cm">
          <text:p text:style-name="P17"><text:span text:style-name="T6">Восстановление</text:span></text:p>
          <text:p text:style-name="P17"><text:span text:style-name="T6">парол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6.25cm" svg:height="2.25cm" svg:x="29.75cm" svg:y="68.25cm">
          <text:p text:style-name="P17"><text:span text:style-name="T6">Позволяет изменить </text:span></text:p>
          <text:p text:style-name="P17"><text:span text:style-name="T6">паро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2cm" svg:height="1.5cm" draw:transform="rotate (-0.456229066471318) translate (27.161cm 74.272cm)">
          <text:p/>
          <draw:enhanced-geometry svg:viewBox="0 0 21600 21600" draw:text-areas="?f7 ?f0 21600 ?f2" draw:type="left-arrow" draw:modifiers="5861.46926536732 6533.244503664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7" draw:layer="layout" svg:width="2.5cm" svg:height="1.25cm" draw:transform="rotate (-1.32889369246848) translate (30.714cm 72.27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7" draw:layer="layout" svg:width="4.25cm" svg:height="1cm" draw:transform="rotate (-0.913854396344231) translate (27.042cm 71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7" draw:layer="layout" svg:width="3.25cm" svg:height="0.75cm" draw:transform="rotate (0.448026018986944) translate (25.746cm 78.0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8" draw:layer="layout" svg:width="5cm" svg:height="2cm" svg:x="31.5cm" svg:y="84.75cm">
          <text:p text:style-name="P17"><text:span text:style-name="T6">Регистр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draw:layer="layout" svg:width="3.25cm" svg:height="1.25cm" svg:x="30.25cm" svg:y="82.171cm">
          <text:p text:style-name="P17"><text:span text:style-name="T8">Ввод логин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4.25cm" svg:height="1.5cm" svg:x="35.25cm" svg:y="82.25cm">
          <text:p text:style-name="P17"><text:span text:style-name="T6">Ввод парол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3.75cm" svg:height="1.5cm" svg:x="37cm" svg:y="86.75cm">
          <text:p text:style-name="P17"><text:span text:style-name="T8">Форма </text:span></text:p>
          <text:p text:style-name="P17"><text:span text:style-name="T8">подтвержден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1.5cm" svg:height="1cm" draw:transform="rotate (-1.36921079818955) translate (32.73cm 83.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7" draw:layer="layout" svg:width="1.5cm" svg:height="0.75cm" draw:transform="rotate (-2.14675497995303) translate (37cm 83.99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7" draw:layer="layout" svg:width="1.5cm" svg:height="0.75cm" draw:transform="rotate (2.68798158099647) translate (37.348cm 87.33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8" draw:layer="layout" svg:width="4cm" svg:height="1.75cm" svg:x="25.5cm" svg:y="101cm">
          <text:p text:style-name="P17"><text:span text:style-name="T6">Связывание</text:span></text:p>
          <text:p text:style-name="P17"><text:span text:style-name="T6">данных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5.75cm" svg:height="3cm" svg:x="18.5cm" svg:y="102.75cm">
          <text:p text:style-name="P17"><text:span text:style-name="T9">Привязка учетной</text:span></text:p>
          <text:p text:style-name="P17"><text:span text:style-name="T9">записи игрового</text:span></text:p>
          <text:p text:style-name="P17"><text:span text:style-name="T9">аккаун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6.5cm" svg:height="1.75cm" svg:x="26.25cm" svg:y="105.25cm">
          <text:p text:style-name="P17">Сбор данны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159cm" svg:height="0.897cm" draw:transform="rotate (0.68329640215578) translate (23.651cm 103.1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7" draw:layer="layout" svg:width="2.75cm" svg:height="1.25cm" draw:transform="rotate (2.73336014154832) translate (26.504cm 106.2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7" draw:layer="layout" svg:width="7.25cm" svg:height="3.25cm" svg:x="18.25cm" svg:y="107cm">
          <text:p text:style-name="P17">Перенос данных из </text:p>
          <text:p text:style-name="P17">Игрового профиля</text:p>
          <text:p text:style-name="P17">На веб-сай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draw:layer="layout" svg:width="2cm" svg:height="1.75cm" draw:transform="rotate (0.90181162450547) translate (24.637cm 107.56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5" draw:text-style-name="P21" draw:layer="layout" svg:x1="8.75cm" svg:y1="88.5cm" svg:x2="15cm" svg:y2="76.75cm">
          <text:p/>
        </draw:line>
        <draw:custom-shape draw:style-name="gr46" draw:text-style-name="P22" draw:layer="layout" svg:width="2.75cm" svg:height="1.5cm" svg:x="13.75cm" svg:y="75.5cm">
          <text:p text:style-name="P17"><text:span text:style-name="T10">Создание </text:span></text:p>
          <text:p text:style-name="P17"><text:span text:style-name="T10">заяв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3" draw:layer="layout" svg:width="5.565cm" svg:height="0.725cm" svg:x="9.5cm" svg:y="70.525cm">
          <draw:text-box>
            <text:p><text:span text:style-name="T7">Система создания заявок</text:span></text:p>
          </draw:text-box>
        </draw:frame>
        <draw:custom-shape draw:style-name="gr48" draw:text-style-name="P17" draw:layer="layout" svg:width="2.5cm" svg:height="1.75cm" svg:x="16cm" svg:y="73.5cm">
          <text:p text:style-name="P17"><text:span text:style-name="T11">Ввод </text:span></text:p>
          <text:p text:style-name="P17"><text:span text:style-name="T11">Необходимых</text:span></text:p>
          <text:p text:style-name="P17"><text:span text:style-name="T11">требован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draw:layer="layout" svg:width="2.25cm" svg:height="1.5cm" svg:x="12cm" svg:y="73.5cm">
          <text:p text:style-name="P17"><text:span text:style-name="T12">Ввод</text:span></text:p>
          <text:p text:style-name="P17"><text:span text:style-name="T12">описан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2.5cm" svg:height="1.75cm" svg:x="14.5cm" svg:y="71.25cm">
          <text:p text:style-name="P17"><text:span text:style-name="T13">Подтверждение </text:span></text:p>
          <text:p text:style-name="P17"><text:span text:style-name="T13">заяв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cm" svg:height="0.5cm" draw:transform="rotate (-1.01944681608989) translate (13.926cm 74.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7" draw:layer="layout" svg:width="0.75cm" svg:height="0.5cm" draw:transform="rotate (-2.07921073790084) translate (16.802cm 75.24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7" draw:layer="layout" svg:width="1.25cm" svg:height="0.75cm" draw:transform="rotate (-2.28742851766377) translate (15cm 72.99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17" draw:layer="layout" svg:width="0.79cm" svg:height="0.75cm" draw:transform="rotate (-1.25489173218392) translate (16.713cm 72.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7" draw:layer="layout" svg:width="1.762cm" svg:height="0.671cm" draw:transform="rotate (0.850498944496837) translate (33.083cm 75.0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7" draw:layer="layout" svg:width="1.25cm" svg:height="1cm" draw:transform="rotate (-1.26675997109748) translate (34.376cm 70.2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0" draw:layer="layout" svg:width="1cm" svg:height="0.5cm" draw:transform="rotate (-1.54583811849138) translate (49cm 89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20" draw:layer="layout" svg:width="1.5cm" svg:height="0.75cm" draw:transform="skewX (0.0307177948351002) rotate (0.972846525061639) translate (46.049cm 92.4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0" draw:layer="layout" svg:width="1.251cm" svg:height="1cm" draw:transform="rotate (2.19510060023327) translate (50.981cm 92.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24" draw:layer="layout" svg:width="15.5cm" svg:height="8cm" svg:x="53.25cm" svg:y="103.25cm">
          <text:p/>
          <draw:enhanced-geometry svg:viewBox="0 0 21600 21600" draw:type="rectangle" draw:enhanced-path="M 0 0 L 21600 0 21600 21600 0 21600 0 0 Z N"/>
        </draw:custom-shape>
        <draw:frame draw:style-name="gr60" draw:text-style-name="P23" draw:layer="layout" svg:width="8cm" svg:height="1cm" svg:x="53cm" svg:y="103.25cm">
          <draw:text-box>
            <text:p><text:span text:style-name="T14">Система общения</text:span></text:p>
          </draw:text-box>
        </draw:frame>
        <draw:custom-shape draw:style-name="gr61" draw:text-style-name="P20" draw:layer="layout" svg:width="4cm" svg:height="2.25cm" svg:x="57.5cm" svg:y="108.25cm">
          <text:p text:style-name="P17">Ч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0" draw:layer="layout" svg:width="3.5cm" svg:height="2cm" svg:x="54cm" svg:y="105cm">
          <text:p text:style-name="P17"><text:span text:style-name="T6">История</text:span></text:p>
          <text:p text:style-name="P17"><text:span text:style-name="T6">сообщен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0" draw:layer="layout" svg:width="4cm" svg:height="1.5cm" svg:x="62.5cm" svg:y="107.75cm">
          <text:p text:style-name="P17">Поле</text:p>
          <text:p text:style-name="P17">ввод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0" draw:layer="layout" svg:width="4cm" svg:height="2.25cm" svg:x="64.25cm" svg:y="104.25cm">
          <text:p text:style-name="P17">Отправка<text:line-break/>сообщени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0" draw:layer="layout" svg:width="2.301cm" svg:height="1.75cm" draw:transform="rotate (-0.966912405604859) translate (57.245cm 106.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20" draw:layer="layout" svg:width="1.159cm" svg:height="0.75cm" draw:transform="rotate (-2.9237755629409) translate (62.543cm 108.94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0" draw:layer="layout" svg:width="1.447cm" svg:height="0.75cm" draw:transform="rotate (-1.72997035457678) translate (65.47cm 106.36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7" draw:text-style-name="P25" draw:layer="layout" svg:x1="75.75cm" svg:y1="89.75cm" svg:x2="59.75cm" svg:y2="108.25cm">
          <text:p/>
        </draw:line>
        <draw:line draw:style-name="gr67" draw:text-style-name="P25" draw:layer="layout" svg:x1="8.5cm" svg:y1="89.75cm" svg:x2="57.5cm" svg:y2="109.25cm">
          <text:p/>
        </draw:line>
        <draw:custom-shape draw:style-name="gr68" draw:text-style-name="P24" draw:layer="layout" svg:width="19.5cm" svg:height="7cm" svg:x="40.75cm" svg:y="95.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3cm" svg:height="2cm" svg:x="51cm" svg:y="95.75cm">
          <text:p text:style-name="P17"><text:span text:style-name="T12">Редактирование</text:span></text:p>
          <text:p text:style-name="P17"><text:span text:style-name="T12">профил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23" draw:layer="layout" svg:width="6.75cm" svg:height="1.319cm" svg:x="45cm" svg:y="95.181cm">
          <draw:text-box>
            <text:p><text:span text:style-name="T15">Система редактирование профиля </text:span></text:p>
          </draw:text-box>
        </draw:frame>
        <draw:custom-shape draw:style-name="gr71" draw:text-style-name="P18" draw:layer="layout" svg:width="2.5cm" svg:height="1.75cm" svg:x="55.75cm" svg:y="98cm">
          <text:p text:style-name="P17"><text:span text:style-name="T13">Действия</text:span></text:p>
          <text:p text:style-name="P17"><text:span text:style-name="T13">администрато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75cm" svg:height="1.25cm" svg:x="54.25cm" svg:y="100.5cm">
          <text:p text:style-name="P17"><text:span text:style-name="T15">Удаление </text:span></text:p>
          <text:p text:style-name="P17"><text:span text:style-name="T15">аккаун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0" draw:layer="layout" svg:width="2cm" svg:height="1.25cm" svg:x="57.75cm" svg:y="100.25cm">
          <text:p text:style-name="P17"><text:span text:style-name="T13">Удаление</text:span></text:p>
          <text:p text:style-name="P17"><text:span text:style-name="T13">любой </text:span></text:p>
          <text:p text:style-name="P17"><text:span text:style-name="T13">заяв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8" draw:layer="layout" svg:width="2.5cm" svg:height="1.75cm" svg:x="44.5cm" svg:y="96cm">
          <text:p text:style-name="P17"><text:span text:style-name="T12">Действия</text:span></text:p>
          <text:p text:style-name="P17"><text:span text:style-name="T12">пользовател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0" draw:layer="layout" svg:width="2cm" svg:height="1.5cm" svg:x="48.25cm" svg:y="98.25cm">
          <text:p text:style-name="P17"><text:span text:style-name="T10">Удаление </text:span></text:p>
          <text:p text:style-name="P17"><text:span text:style-name="T10">заяв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0" draw:layer="layout" svg:width="2.75cm" svg:height="1.75cm" svg:x="42cm" svg:y="100cm">
          <text:p text:style-name="P17"><text:span text:style-name="T15">Редактирование</text:span></text:p>
          <text:p text:style-name="P17"><text:span text:style-name="T15">заяв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0" draw:layer="layout" svg:width="2.5cm" svg:height="1.75cm" svg:x="40.75cm" svg:y="97.5cm">
          <text:p text:style-name="P17"><text:span text:style-name="T13">Редактирование</text:span></text:p>
          <text:p text:style-name="P17"><text:span text:style-name="T13">основной </text:span></text:p>
          <text:p text:style-name="P17"><text:span text:style-name="T13">информац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0" draw:layer="layout" svg:width="2.5cm" svg:height="1.5cm" svg:x="46.25cm" svg:y="100.25cm">
          <text:p text:style-name="P17"><text:span text:style-name="T13">Редактирование</text:span></text:p>
          <text:p text:style-name="P17"><text:span text:style-name="T13">описан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0" draw:layer="layout" svg:width="2.051cm" svg:height="0.655cm" draw:transform="rotate (2.5233970325334) translate (48.37cm 98.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9" draw:text-style-name="P20" draw:layer="layout" svg:width="2.5cm" svg:height="1cm" draw:transform="rotate (-0.622384411261178) translate (54.083cm 96.7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0" draw:text-style-name="P20" draw:layer="layout" svg:width="4.004cm" svg:height="0.75cm" draw:transform="rotate (3.13286600732982) translate (50.993cm 97.2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20" draw:layer="layout" svg:width="2.821cm" svg:height="1cm" draw:transform="rotate (2.01323729217546) translate (46.708cm 100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20" draw:layer="layout" svg:width="2.749cm" svg:height="0.945cm" draw:transform="rotate (1.08524572889007) translate (43.381cm 99.80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0" draw:layer="layout" svg:width="1.579cm" svg:height="0.5cm" draw:transform="rotate (0.545589924173427) translate (43.141cm 97.8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20" draw:layer="layout" svg:width="0.921cm" svg:height="0.551cm" draw:transform="rotate (2.02440739938822) translate (58.005cm 100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20" draw:layer="layout" svg:width="1.249cm" svg:height="0.5cm" draw:transform="rotate (0.976860782341226) translate (55.324cm 100.46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6" draw:text-style-name="P26" draw:layer="layout" svg:x1="75.75cm" svg:y1="89.5cm" svg:x2="53.75cm" svg:y2="96.25cm">
          <text:p/>
        </draw:line>
        <draw:line draw:style-name="gr67" draw:text-style-name="P25" draw:layer="layout" svg:x1="8.75cm" svg:y1="89.5cm" svg:x2="44.5cm" svg:y2="96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imSun" svg:font-family="SimSun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3000 3000" svg:d="M1500 0l1500 2789v211h-114l-1286-2392v2392h-200v-2392l-1286 2392h-114v-211z"/>
    <draw:marker draw:name="Marker_5f_1" draw:display-name="Marker_1" svg:viewBox="0 0 20 30" svg:d="M10 0l-10 30h20zM10 12l-5 15h1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2.73cm" fo:page-height="114.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18T20:58:49.634000000</dc:date>
    <dc:description/>
    <dc:language>zh-CN</dc:language>
    <dc:subject/>
    <dc:title/>
    <meta:creation-date>2021-10-31T22:10:45Z</meta:creation-date>
    <meta:initial-creator>Го Цзыхань</meta:initial-creator>
    <meta:keyword/>
    <meta:generator>LibreOffice/7.0.3.1$Windows_X86_64 LibreOffice_project/d7547858d014d4cf69878db179d326fc3483e082</meta:generator>
    <meta:editing-duration>PT15M20S</meta:editing-duration>
    <meta:editing-cycles>3</meta:editing-cycles>
    <meta:document-statistic meta:object-count="146"/>
    <meta:user-defined meta:name="category"/>
    <meta:user-defined meta:name="company"/>
    <meta:template xlink:type="simple" xlink:actuate="onRequest" xlink:title="UUSEME_M.vstx" xlink:href=""/>
  </office:meta>
</office:document-meta>
</file>